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28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19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07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26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19 1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25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1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18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21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23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24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10-07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7-20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6-12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3-1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06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21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18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16 1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07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25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12 1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17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16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30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13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26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09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2-02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1-27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1-13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7-01-0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10-24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9-12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11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11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16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13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23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06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06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16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07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2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1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5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354076245001</text:p>
          </table:table-cell>
          <table:table-cell office:value-type="string" calcext:value-type="string">
            <text:p>2014-10-0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6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866" meta:object-count="0"/>
    <meta:user-defined meta:name="AppVersion">3.0</meta:user-defined>
  </office:meta>
</office:document-meta>
</file>